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Fr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er (20544908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string" calcext:value-type="string">
            <text:p>Average:</text:p>
          </table:table-cell>
          <table:table-cell table:formula="of:=AVERAGE([.B2:.B25])" office:value-type="float" office:value="0.872395833333333" calcext:value-type="float">
            <text:p>0.8723958333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string" calcext:value-type="string">
            <text:p>Std Dev:</text:p>
          </table:table-cell>
          <table:table-cell table:formula="of:=STDEV([.B2:.B25])" office:value-type="float" office:value="0.0983546134245062" calcext:value-type="float">
            <text:p>0.0983546134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er (20495983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ez (20485992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o (20497026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(20504641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es (20590968)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rooney (20539107)</text:p>
          </table:table-cell>
          <table:table-cell table:formula="of:=12/1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tz (20470351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ela (20487067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 (20545073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e (20580881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anos (20480929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janian (20483558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os (20441197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aua (20501122)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onez (20482967)</text:p>
          </table:table-cell>
          <table:table-cell table:formula="of:=6.5/12" office:value-type="float" office:value="0.541666666666667" calcext:value-type="float">
            <text:p>0.541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nandez (20541553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 (20486104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re (20545106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rich (20519831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 (20570758)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16:39:27.312189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2-04T16:41:03.929976431</dc:date>
    <meta:editing-duration>PT11H29M16S</meta:editing-duration>
    <meta:editing-cycles>164</meta:editing-cycles>
    <meta:generator>LibreOffice/5.1.6.2$Linux_X86_64 LibreOffice_project/10m0$Build-2</meta:generator>
    <meta:document-statistic meta:table-count="1" meta:cell-count="54" meta:object-count="0"/>
  </office:meta>
</office:document-meta>
</file>